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list-style-name="L1">
      <style:text-properties fo:font-size="16pt" style:font-size-asian="16pt" style:font-size-complex="16pt"/>
    </style:style>
    <style:style style:name="P3" style:family="paragraph" style:parent-style-name="Standard" style:list-style-name="L2">
      <style:text-properties fo:font-size="16pt" style:font-size-asian="16pt" style:font-size-complex="16pt"/>
    </style:style>
    <style:style style:name="P4" style:family="paragraph" style:parent-style-name="Standard" style:list-style-name="L2">
      <style:paragraph-properties fo:margin-left="0.053cm" fo:margin-right="0cm" fo:text-indent="-0.635cm" style:auto-text-indent="false">
        <style:tab-stops/>
      </style:paragraph-properties>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weight="bold" officeooo:rsid="001a724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a7248" style:font-weight-asian="normal" style:font-weight-complex="normal"/>
    </style:style>
    <style:style style:name="T5" style:family="text">
      <style:text-properties officeooo:rsid="001a7248"/>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1: <text:s text:c="69"/>Date:</text:p>
      <text:p text:style-name="P1">Name 2:</text:p>
      <text:p text:style-name="P1"/>
      <text:p text:style-name="P1"/>
      <text:p text:style-name="P1">We have two relations, Products(maker, model, type) and PC(model, speed, ram, hd, price). Consider the following transactions. Assume that the transactions might abort.</text:p>
      <text:p text:style-name="P1"/>
      <text:p text:style-name="P1">a) Given a speed and amount of RAM (as arguments to the function) look up the PC with that speed and RAM, printing the model number and price of each.</text:p>
      <text:p text:style-name="P1"/>
      <text:p text:style-name="P1">b) Given a model number, delete the tuple for that model from both PC and Product.</text:p>
      <text:p text:style-name="P1"/>
      <text:list xml:id="list2078470648494498402" text:style-name="L1">
        <text:list-item>
          <text:p text:style-name="P2">Given a model number, decrease the price of that model PC by 100.</text:p>
        </text:list-item>
      </text:list>
      <text:p text:style-name="P1"/>
      <text:list xml:id="list4337644197240155620" text:style-name="L2">
        <text:list-item>
          <text:p text:style-name="P3">Given a maker, model number, processor speed, RAM size, hd size and price, check that there is no product with that model. If there is, print an error. If no such model exists, insert it into the PC and product tables.</text:p>
          <text:p text:style-name="P3"/>
          <text:p text:style-name="P4">1) If only transactions <text:span text:style-name="T1">a </text:span><text:span text:style-name="T3">and </text:span><text:span text:style-name="T1">b</text:span> are allowed to run in our database, <text:span text:style-name="T5">and many instances of </text:span><text:span text:style-name="T2">a </text:span><text:span text:style-name="T4">and </text:span><text:span text:style-name="T2">b </text:span><text:span text:style-name="T4">run simultaneously. What is the impact of running a of each of the 3 isolation levels (ignore REPEATABLE READ). Can you generate a schedule of operations that is not serializable?</text:span></text:p>
        </text:list-item>
      </text:list>
      <text:p text:style-name="P1"/>
      <text:p text:style-name="P1">2) If only <text:span text:style-name="T2">b </text:span><text:span text:style-name="T4">and</text:span><text:span text:style-name="T2"> </text:span><text:span text:style-name="T1">c</text:span> are allowed to run, what is the impact (for the user running the transaction and for the integrity of the database) of the 4 different isolation levels on transaction <text:span text:style-name="T1">d</text:span>? Assume c runs serializ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 </meta:initial-creator>
    <meta:creation-date>2012-07-13T11:45:26</meta:creation-date>
    <dc:date>2014-03-28T00:43:16.592959251</dc:date>
    <dc:creator>dmg </dc:creator>
    <meta:editing-duration>PT23M</meta:editing-duration>
    <meta:editing-cycles>21</meta:editing-cycles>
    <meta:generator>LibreOffice/4.1.3.2$Linux_X86_64 LibreOffice_project/410m0$Build-2</meta:generator>
    <meta:document-statistic meta:table-count="0" meta:image-count="0" meta:object-count="0" meta:page-count="1" meta:paragraph-count="9" meta:word-count="221" meta:character-count="1269" meta:non-whitespace-character-count="990"/>
  </office:meta>
</office:document-meta>
</file>